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5">
      <style:paragraph-properties fo:margin-top="0cm" fo:margin-bottom="0cm" style:contextual-spacing="false"/>
      <style:text-properties style:font-name="Times New Roman" fo:font-size="12pt" style:font-size-asian="12pt" style:font-size-complex="12pt"/>
    </style:style>
    <style:style style:name="P10" style:family="paragraph" style:parent-style-name="Text_20_body" style:list-style-name="L6">
      <style:paragraph-properties fo:margin-top="0cm" fo:margin-bottom="0cm" style:contextual-spacing="false"/>
      <style:text-properties style:font-name="Times New Roman" fo:font-size="12pt" style:font-size-asian="12pt" style:font-size-complex="12pt"/>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bold" style:font-size-asian="12pt" style:font-size-complex="12pt"/>
    </style:style>
    <style:style style:name="T5" style:family="text">
      <style:text-properties officeooo:rsid="001ee9d8"/>
    </style:style>
    <style:style style:name="T6" style:family="text">
      <style:text-properties officeooo:rsid="001f13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bookmark text:name="vyiu1"/><text:span text:style-name="T3">Tellborn (Herkunft: Sprache der Trolle, Bedeutung: -)</text:span><text:span text:style-name="T2"><text:line-break/></text:span><text:bookmark text:name="vyiu2"/><text:span text:style-name="T2"><text:line-break/></text:span><text:bookmark text:name="vyiu3"/><text:span text:style-name="T4">Beschreibung</text:span><text:bookmark text:name="vyiu4"/><text:span text:style-name="T2"><text:line-break/></text:span><text:bookmark text:name="vyiu6"/><text:span text:style-name="T3">Tellborn ist ein Schamane, der mit seinem Freund </text:span><text:span text:style-name="T2">Fulco</text:span><text:span text:style-name="T3"> auf der Durchreise ist. Unglücklicherweise hat Tellborn einen falschen Zauber auf seinem Freund angewandt als dieser Fieber bekam. Da sich sein Freund daraufhin in ein pandaartiges Wesen verwandelt hat, sucht Tellborn nun nach einem Heilmittel.</text:span><text:span text:style-name="T2"><text:line-break/></text:span><text:bookmark text:name="vyiu8"/><text:bookmark text:name="vyiu7"/><text:span text:style-name="T4"><text:line-break/>Ort</text:span></text:p>
      <text:list xml:id="list5764930397481844242" text:style-name="L1">
        <text:list-item>
          <text:p text:style-name="P5"><text:bookmark text:name="atp73"/>Auf dem Felsen hinter dem Lager der Nordmänner.</text:p>
        </text:list-item>
      </text:list>
      <text:p text:style-name="P3"><text:bookmark text:name="vyiu12"/><text:bookmark text:name="vyiu111"/><text:line-break/>Tagesablauf<text:bookmark text:name="vyiu13"/><text:bookmark text:name="vyiu11"/></text:p>
      <text:list xml:id="list1285080509844849598" text:style-name="L2">
        <text:list-item>
          <text:p text:style-name="P6">Ganzer Tag – Steht unter dem Felsen.</text:p>
        </text:list-item>
      </text:list>
      <text:p text:style-name="P2"><text:bookmark text:name="vyiu15"/><text:line-break/><text:bookmark text:name="vyiu16"/><text:span text:style-name="T1">Zugehörigkeit</text:span><text:bookmark text:name="f-85"/></text:p>
      <text:list xml:id="list4837544350782655627" text:style-name="L3">
        <text:list-item>
          <text:p text:style-name="P7">Durchreisende<text:bookmark text:name="f-855"/></text:p>
        </text:list-item>
      </text:list>
      <text:p text:style-name="P2"><text:bookmark text:name="vyiu20"/><text:bookmark text:name="vyiu19"/><text:span text:style-name="T1"><text:line-break/></text:span><text:bookmark text:name="f-856"/><text:span text:style-name="T1">Aufträge</text:span></text:p>
      <text:list xml:id="list1402917384883266641" text:style-name="L4">
        <text:list-item>
          <text:p text:style-name="P8"><text:bookmark text:name="dfq10"/><text:bookmark text:name="dfq1"/>Sekundär – <text:bookmark text:name="z0dk3"/>Mein Freund der Bär</text:p>
        </text:list-item>
      </text:list>
      <text:p text:style-name="P2"><text:bookmark text:name="vyiu23"/><text:line-break/><text:bookmark text:name="ik9t1"/><text:span text:style-name="T1">Dialog</text:span><text:bookmark text:name="vyiu24"/><text:bookmark text:name="ik9t"/></text:p>
      <text:list xml:id="list6407871703666225785" text:style-name="L5">
        <text:list-item>
          <text:p text:style-name="P9">Hallo.</text:p>
          <text:list>
            <text:list-item>
              <text:p text:style-name="P9"><text:bookmark text:name="ik9t2"/><text:bookmark text:name="f0wr"/>N: <text:bookmark text:name="gg5p"/>Hallo, werter Herr. Bist du auch auf der Durchreise oder was treibt dich in diese Gegend?</text:p>
            </text:list-item>
            <text:list-item>
              <text:p text:style-name="P9"><text:bookmark text:name="ik9t3"/><text:bookmark text:name="f0wr0"/>C: Durchreise?</text:p>
            </text:list-item>
            <text:list-item>
              <text:p text:style-name="P9">N: Ja, mein Freund Fulco und ich sind auf dem Weg in den Süden, vielleicht auch Osten. Das wissen wir noch nicht so genau.</text:p>
            </text:list-item>
            <text:list-item>
              <text:p text:style-name="P9">N: Hier soll es ja bald zu Kämpfen kommen und da verziehen wir uns lieber.</text:p>
            </text:list-item>
            <text:list-item>
              <text:p text:style-name="P9">N: Meinen Freund Fulco hast du sicherlich schon bemerkt. Das ist der Bär da in der Ecke. Aber keine Angst, eigentlich ist er ein Mensch.</text:p>
            </text:list-item>
            <text:list-item>
              <text:p text:style-name="P9">N: Du musst wissen, mir ist da ein kleines Missgeschick passiert.</text:p>
              <text:list>
                <text:list-item>
                  <text:p text:style-name="P9">C: Ja, Fulco hat's mir schon erzählt. (Charakter hat schon mit Fulco gesprochen) </text:p>
                  <text:list>
                    <text:list-item>
                      <text:p text:style-name="P9">N: Dann weißt du ja Bescheid. Es tut mir wirklich schrecklich leid, das Ganze.</text:p>
                    </text:list-item>
                  </text:list>
                </text:list-item>
                <text:list-item>
                  <text:p text:style-name="P9">C: Missgeschick?</text:p>
                  <text:list>
                    <text:list-item>
                      <text:p text:style-name="P9">N: Ja, mein Freund bekam vor einigen Tagen Fieber und da ich ja selbst ein Schamane bin, wollte ich ihm natürlich dabei helfen, die Krankheit zu besiegen.</text:p>
                    </text:list-item>
                    <text:list-item>
                      <text:p text:style-name="P9">N: Also habe ich einen Zauber auf ihn gesprochen, nur hat das dann irgendwie nicht so ganz geklappt und er verwandelte sich plötzlich in einen Bären.</text:p>
                    </text:list-item>
                    <text:list-item>
                      <text:p text:style-name="P9">N: Das wollte ich wirklich nicht, das musst du mir glauben! Was sollen wir denn jetzt bloß tun? Am Ende wird er noch von einem Jäger erlegt.</text:p>
                    </text:list-item>
                    <text:list-item>
                      <text:p text:style-name="P9">C: Lacht/Grinst, was auch immer. Das war lustig!!!111111111einseinself</text:p>
                    </text:list-item>
                  </text:list>
                </text:list-item>
              </text:list>
            </text:list-item>
          </text:list>
        </text:list-item>
        <text:list-item>
          <text:p text:style-name="P9">Kann ich dir irgendwie bei deinem Missgeschick helfen? (<text:span text:style-name="T6">Nach Begrüßung</text:span>)</text:p>
          <text:list>
            <text:list-item>
              <text:p text:style-name="P9">N: Ja, das könntest du tatsächlich.</text:p>
            </text:list-item>
            <text:list-item>
              <text:p text:style-name="P9">N: Es gäbe da eine Möglichkeit, meinen Freund von dem bösen Zauber zu befreien. Ich bräuchte nur die richtigen Zutaten und …</text:p>
            </text:list-item>
            <text:list-item>
              <text:p text:style-name="P9">N: Pass auf, wenn du mir wirklich helfen willst, dann gebe ich dir eine Liste mit Zutaten. Falls du es schaffen solltest, mir die zu besorgen, werde ich dich reich belohnen!</text:p>
              <text:list>
                <text:list-item>
                  <text:p text:style-name="P9">Immer doch. Nur her mit der Liste!</text:p>
                  <text:list>
                    <text:list-item>
                      <text:p text:style-name="P9">N: Hier hast du sie.</text:p>
                    </text:list-item>
                    <text:list-item>
                      <text:p text:style-name="P9">Charakter erhält Gegenstand mit Liste im Tooltip.</text:p>
                    </text:list-item>
                    <text:list-item>
                      <text:p text:style-name="P9">Neuer Auftrag: „Mein Freund der Bär“</text:p>
                    </text:list-item>
                  </text:list>
                </text:list-item>
                <text:list-item>
                  <text:p text:style-name="P9">Eigentlich gefällt mir dein Freund ganz gut, so wie er ist. Schön flauschig, der Bär.</text:p>
                  <text:list>
                    <text:list-item>
                      <text:p text:style-name="P9">N: Ja ja, mach dich nur über mich lustig!</text:p>
                    </text:list-item>
                  </text:list>
                </text:list-item>
              </text:list>
            </text:list-item>
          </text:list>
        </text:list-item>
        <text:list-item>
          <text:p text:style-name="P9">Hier hast du deine Zutaten. (<text:span text:style-name="T5">Auftrag „Mein Freund der Bär“ ist aktiv und </text:span>Charakter hat alle Zutaten <text:soft-page-break/>im Inventar)</text:p>
          <text:list>
            <text:list-item>
              <text:p text:style-name="P9">N: Danke! Du hast es tatsächlich geschafft. Ich bin begeistert. Leider fehlen mir doch noch ein paar weitere Zutaten, um den Trank brauen zu können, der meinen Freund zurückverwandelt.</text:p>
            </text:list-item>
            <text:list-item>
              <text:p text:style-name="P9">N: Aber es sollte kein Problem sein, die selbst zusammenzusuchen.</text:p>
            </text:list-item>
            <text:list-item>
              <text:p text:style-name="P9">N: Hier hast du deine Belohnung, hast sie dir wirklich verdient!</text:p>
            </text:list-item>
            <text:list-item>
              <text:p text:style-name="P9">Auftrag abgeschlossen: „Mein Freund der Bär“</text:p>
            </text:list-item>
          </text:list>
        </text:list-item>
        <text:list-item>
          <text:p text:style-name="P9"><text:bookmark text:name="gg5p1"/>Was trägst du da für eine Kleidung?</text:p>
          <text:list>
            <text:list-item>
              <text:p text:style-name="P9">N: Das ist die Schamanentracht <text:s/>von uns Trollen und ich bin, wie du dir denken kannst, Schamane.</text:p>
            </text:list-item>
            <text:list-item>
              <text:p text:style-name="P9">N: Also wenn du Zauber, Tränke oder Sonstiges brauchst: Ich handele auch gerne.</text:p>
            </text:list-item>
          </text:list>
        </text:list-item>
        <text:list-item>
          <text:p text:style-name="P9"><text:bookmark text:name="dnw_"/>Böse Geister plagen mich! (Charakter hat negative Zaubereffekte an sich)</text:p>
          <text:list>
            <text:list-item>
              <text:p text:style-name="P9">Tellborn macht Bewegungen.</text:p>
            </text:list-item>
            <text:list-item>
              <text:p text:style-name="P9">N: Verschwindet ihr Geister und lasst diesen Körper frei!</text:p>
            </text:list-item>
            <text:list-item>
              <text:p text:style-name="P9">Negative Zaubereffekte verschwinden.</text:p>
            </text:list-item>
          </text:list>
        </text:list-item>
      </text:list>
      <text:p text:style-name="P2"><text:bookmark text:name="vyiu53"/><text:line-break/><text:bookmark text:name="adhu1"/><text:span text:style-name="T1">Handel</text:span><text:bookmark text:name="vyiu54"/><text:bookmark text:name="adhu"/></text:p>
      <text:list xml:id="list425439521741468503" text:style-name="L6">
        <text:list-item>
          <text:p text:style-name="P10">Spruchrolle der Heilung</text:p>
        </text:list-item>
        <text:list-item>
          <text:p text:style-name="P10">Spruchrolle der Zauberkraft</text:p>
        </text:list-item>
        <text:list-item>
          <text:p text:style-name="P10">Spruchrolle der Geborgenheit</text:p>
        </text:list-item>
        <text:list-item>
          <text:p text:style-name="P10">Stab der Klarheit</text:p>
        </text:list-item>
        <text:list-item>
          <text:p text:style-name="P10">Schutz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6-21T18:35:19</meta:creation-date>
    <dc:language>en-US</dc:language>
    <meta:editing-cycles>42</meta:editing-cycles>
    <meta:editing-duration>PT11H42M26S</meta:editing-duration>
    <meta:initial-creator>Tamino Dauth</meta:initial-creator>
    <dc:date>2014-12-07T19:35:54.062000000</dc:date>
    <meta:document-statistic meta:table-count="0" meta:image-count="0" meta:object-count="0" meta:page-count="2" meta:paragraph-count="52" meta:word-count="604" meta:character-count="3436" meta:non-whitespace-character-count="2918"/>
    <meta:user-defined meta:name="Info 1"/>
    <meta:user-defined meta:name="Info 2"/>
    <meta:user-defined meta:name="Info 3"/>
    <meta:user-defined meta:name="Info 4"/>
    <meta:hyperlink-behaviour office:target-frame-name="_top" xlink:show="replace"/>
  </office:meta>
</office:document-meta>
</file>